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28pt" officeooo:rsid="0019fcd6" officeooo:paragraph-rsid="0019fcd6" style:font-size-asian="28pt" style:font-size-complex="28pt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 style:master-page-name="Standard">
      <style:paragraph-properties style:page-number="auto"/>
      <style:text-properties fo:font-size="28pt" style:font-size-asian="28pt" style:font-size-complex="28pt"/>
    </style:style>
    <style:style style:name="P4" style:family="paragraph" style:parent-style-name="Standard">
      <style:text-properties fo:color="#c9211e" fo:font-size="28pt" officeooo:rsid="0019fcd6" style:font-size-asian="28pt" style:font-size-complex="28pt"/>
    </style:style>
    <style:style style:name="P5" style:family="paragraph" style:parent-style-name="Standard">
      <style:text-properties fo:color="#c9211e" fo:font-size="28pt" officeooo:rsid="0019fcd6" officeooo:paragraph-rsid="0019fcd6" style:font-size-asian="28pt" style:font-size-complex="28pt"/>
    </style:style>
    <style:style style:name="T1" style:family="text">
      <style:text-properties officeooo:rsid="0019fcd6"/>
    </style:style>
    <style:style style:name="T2" style:family="text">
      <style:text-properties fo:color="#c9211e"/>
    </style:style>
    <style:style style:name="T3" style:family="text">
      <style:text-properties fo:color="#c9211e" officeooo:rsid="0019f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Bookmark"/>Stanco di trasportare bottiglie d'acqua ?</text:p>
      <text:p text:style-name="P2">Prova gratuitamente il Depuratore <text:span text:style-name="T1">dell’acqua</text:span>. Avrai acqua pura frizzante o naturale! <text:span text:style-name="T3">CLICCA QUI</text:span></text:p>
      <text:p text:style-name="P4"/>
      <text:p text:style-name="P1"><text:bookmark-end text:name="Bookmark"/>Vuoi ricevere maggiori informazioni? <text:span text:style-name="T2">CLICCA QUI</text:span></text:p>
      <text:p text:style-name="P5"/>
      <text:p text:style-name="P1"><text:s/>Grazie, sarai ricontattato da un nostro operatore al più presto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2</meta:editing-cycles>
    <meta:print-date>2021-01-05T11:27:31.347000000</meta:print-date>
    <meta:creation-date>2019-07-26T07:23:00</meta:creation-date>
    <dc:date>2021-01-05T11:28:36.998000000</dc:date>
    <meta:editing-duration>PT5M5S</meta:editing-duration>
    <meta:generator>LibreOffice/6.0.7.3$Linux_X86_64 LibreOffice_project/00m0$Build-3</meta:generator>
    <meta:document-statistic meta:table-count="0" meta:image-count="0" meta:object-count="0" meta:page-count="1" meta:paragraph-count="4" meta:word-count="35" meta:character-count="249" meta:non-whitespace-character-count="2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